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ssociate Editor Comments to Author:</text:p>
      <text:p text:style-name="Standard">Associate Editor</text:p>
      <text:p text:style-name="Standard">Comments to the Author:</text:p>
      <text:p text:style-name="Standard">Dear Authors,</text:p>
      <text:p text:style-name="Standard"/>
      <text:p text:style-name="Standard">Thank you for revising your paper and for following the reviewers’ comments. The revised article was evaluated by one of the reviewers who had seen its initial submission and who raised a number of issues, that should be addressed carefully in your revisions. I have a couple of additional comments listed below, I hope you will find them useful.</text:p>
      <text:p text:style-name="Standard"/>
      <text:p text:style-name="Standard">I think the authors should make a better effort at explaining how this method is effectively different (better?) than an MCMC run with uninformative flat priors, which would be testable using already available R packages. Is there a computational advantage? Since both trait evolution and diversification rate models can be run in a Bayesian framework using available libraries. Including them in the tests shown in the paper would help understanding the advantages or differences of dentist of alternative methods.</text:p>
      <text:p text:style-name="Standard"/>
      <text:p text:style-name="Standard">It is also unclear to what extent this approach will work with more complex models, e.g. OU models of trait evolution with multiple optima or birth-death models with rate variation across branches or through time. How does the algorithm deal with a model with more than two or three parameters? </text:p>
      <text:p text:style-name="Standard"/>
      <text:p text:style-name="Standard">Since Bayesian methods are (arguably) the gold standard for the estimation of parameter uncertainty and hundreds of papers and software in macroevolution have successfully used them for decades, I expect to see them better acknowledged and cited in the Introduction. Many examples exist of credible intervals being inferred around diversification rate estimates, rate of phenotypic evolution, ancestral state estimation, phylogenetic relationships, etc. Similarly, when introducing the fact that it is difficult to infer intervals jointly for all parameters, it would seem natural to explain that this is exactly what MCMC does.</text:p>
      <text:p text:style-name="Standard"/>
      <text:p text:style-name="Standard"/>
      <text:p text:style-name="Standard">Reviewer(s)' Comments to Author:</text:p>
      <text:p text:style-name="Standard">Reviewer: 2</text:p>
      <text:p text:style-name="Standard"/>
      <text:p text:style-name="Standard">Comments to the Corresponding Author</text:p>
      <text:p text:style-name="Standard">I am pleased to see that many of my comments have been addressed and the manuscript appears clearer and stronger than before. The authors discuss the theoretical basis for their method and reveal more of its details, as well as provide more examples illustrating the behaviour of the method. While I appreciate the clear improvement of various aspects of this work, I feel that several changes need to be made before I can recommend acceptance.</text:p>
      <text:p text:style-name="Standard"/>
      <text:p text:style-name="Standard">- The authors compare their results to the parametric bootstrap for several models. However, it is hard to get the idea of which approach is better and whether the CIs produced by dentist are in fact valid CIs, that is to say, whether a 95% confidence region contains the true parameter values 95% of the time across different simulations (at least approximately or conservatively, e.g. it actually contains the true values 98% of the time while claiming to be a 95% CI then it is suboptimal/conservative). This can be tested by simulation. At this point, the only accuracy assessment in the paper is a 1-dimensional toy example, which may not be representative of more complicated models that the method is intended for.</text:p>
      <text:p text:style-name="Standard"/>
      <text:p text:style-name="Standard"><text:soft-page-break/>- Related to this, the authors hint that the likelihood threshold is "user-defined". Shouldn't the user instead define the confidence level and let the method compute the likelihood threshold that matches the confidence level? If not, why not? Confidence levels are much more interpretable than log-likelihood differences.</text:p>
      <text:p text:style-name="Standard"/>
      <text:p text:style-name="Standard">- The authors contrast their method with Bayesian MCMC and say that even a weakly informative prior could hide identifiability problems. This discussion is interesting, but should be stated explicitly and concisely somewhere in the introduction to inform readers early on about why they might be interested in using this as opposed to more established Bayesian approaches.</text:p>
      <text:p text:style-name="Standard"/>
      <text:p text:style-name="Standard">- It would be useful if the authors provided a more formal description of the method (e.g. in the form of pseudocode, method illustration or a point-by-point description of the algorithm), as well as a formal statement of Wilks' theorem. The word "denting" is probably not as self-explanatory as the authors think it is (though I am not against the name). If the authors feel that this would disrupt the flow of the paper, this can be done in the supplementary material.</text:p>
      <text:p text:style-name="Standard"/>
      <text:p text:style-name="Standard">- The authors correctly point out that it's not possible to definitively diagnose lack of identifiability based on finite plots. It would be valuable to provide some intuition on how to approach this question in practice?</text:p>
      <text:p text:style-name="Standard"/>
      <text:p text:style-name="Standard">Minor points:</text:p>
      <text:p text:style-name="Standard">- Please ensure that figure and table legends contain sufficient information for the reader to understand what exactly is being shown.</text:p>
      <text:p text:style-name="Standard">- Title suggestion: "Quantifying uncertainty..." instead of "Approximating"</text:p>
      <text:p text:style-name="Standard">- It's Wilks' theorem, not Wilk's theorem.</text:p>
      <text:p text:style-name="Standard">- Felsenstein's 1985 paper uses non-parametric bootstrap, not parametric bootstrap - this should be clarified.</text:p>
      <text:p text:style-name="Standard">- Line 41 : "reasonably plausible estimates" sounds very vague. I realize a specific definition would be cumbersome, but try to be more precise.</text:p>
      <text:p text:style-name="Standard">- Line 140: what is delta?</text:p>
      <text:p text:style-name="Standard">- Line 150: for high-dimensional "ridges", the method would probably be prohibitively slow because very few of the sampled locations would have likelihoods above the threshold. Is the method intended primarily for models with small numbers of parameters? If yes, this should be mentioned somewhere. MCMC would probably be better adapted to such problems.</text:p>
      <text:p text:style-name="Standard">- Line 166: why does best_neglnL have to be provided? Couldn't it be computed from par by calling the function?</text:p>
      <text:p text:style-name="Standard">- Line 177: "univariate" is probably the wrong word. Did you mean "constant"?</text:p>
      <text:p text:style-name="Standard">- Line 339-340 - it is not clear what the authors mean by the uncertainty being compounded by the uncertainty in selecting the best model. This part of the paragraph should be made clear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11:12:25.351387029</meta:creation-date>
    <dc:date>2023-09-10T11:17:26.085509747</dc:date>
    <meta:editing-duration>PT5M1S</meta:editing-duration>
    <meta:editing-cycles>1</meta:editing-cycles>
    <meta:document-statistic meta:table-count="0" meta:image-count="0" meta:object-count="0" meta:page-count="2" meta:paragraph-count="28" meta:word-count="926" meta:character-count="5776" meta:non-whitespace-character-count="4877"/>
    <meta:generator>LibreOffice/7.3.7.2$Linux_X86_64 LibreOffice_project/30$Build-2</meta:generator>
  </office:meta>
</office:document-meta>
</file>